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099cm" style:rel-column-width="1190*"/>
    </style:style>
    <style:style style:name="Tabela1.B" style:family="table-column">
      <style:table-column-properties style:column-width="14.901cm" style:rel-column-width="844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aa406" officeooo:paragraph-rsid="000aa406"/>
    </style:style>
    <style:style style:name="P2" style:family="paragraph" style:parent-style-name="Text_20_body">
      <style:text-properties fo:font-weight="bold" officeooo:rsid="000aa406" officeooo:paragraph-rsid="000aa406" style:font-weight-asian="bold" style:font-weight-complex="bold"/>
    </style:style>
    <style:style style:name="P3" style:family="paragraph" style:parent-style-name="Standard" style:list-style-name="L4">
      <style:paragraph-properties fo:line-height="150%"/>
      <style:text-properties officeooo:paragraph-rsid="000bac3b"/>
    </style:style>
    <style:style style:name="P4" style:family="paragraph" style:parent-style-name="Table_20_Contents">
      <style:text-properties officeooo:rsid="000cb0b0" officeooo:paragraph-rsid="000cb0b0"/>
    </style:style>
    <style:style style:name="P5" style:family="paragraph" style:parent-style-name="Text_20_body" style:list-style-name="L1">
      <style:text-properties officeooo:rsid="000aa406" officeooo:paragraph-rsid="000aa406"/>
    </style:style>
    <style:style style:name="P6" style:family="paragraph" style:parent-style-name="Text_20_body" style:list-style-name="L2">
      <style:text-properties officeooo:rsid="000aa406" officeooo:paragraph-rsid="000aa406"/>
    </style:style>
    <style:style style:name="P7" style:family="paragraph" style:parent-style-name="Text_20_body" style:list-style-name="L3">
      <style:text-properties officeooo:rsid="000aa406" officeooo:paragraph-rsid="000aa406"/>
    </style:style>
    <style:style style:name="P8" style:family="paragraph" style:parent-style-name="Text_20_body" style:list-style-name="L3">
      <style:text-properties officeooo:rsid="000aa406" officeooo:paragraph-rsid="000cb0b0"/>
    </style:style>
    <style:style style:name="P9" style:family="paragraph" style:parent-style-name="Text_20_body" style:list-style-name="L2">
      <style:text-properties officeooo:paragraph-rsid="000aa406"/>
    </style:style>
    <style:style style:name="P10" style:family="paragraph" style:parent-style-name="Text_20_body">
      <style:text-properties fo:font-weight="bold" officeooo:rsid="000aa406" officeooo:paragraph-rsid="000aa406" style:font-weight-asian="bold" style:font-weight-complex="bold"/>
    </style:style>
    <style:style style:name="P11" style:family="paragraph" style:parent-style-name="Text_20_body" style:list-style-name="L4">
      <style:paragraph-properties fo:line-height="150%"/>
      <style:text-properties fo:font-weight="bold" officeooo:rsid="000aa406" officeooo:paragraph-rsid="000cb0b0" style:font-weight-asian="bold" style:font-weight-complex="bold"/>
    </style:style>
    <style:style style:name="P12" style:family="paragraph" style:parent-style-name="Text_20_body">
      <style:paragraph-properties fo:line-height="150%"/>
      <style:text-properties fo:font-weight="bold" officeooo:rsid="000aa406" officeooo:paragraph-rsid="000bac3b" style:font-weight-asian="bold" style:font-weight-complex="bold"/>
    </style:style>
    <style:style style:name="P13" style:family="paragraph" style:parent-style-name="Text_20_body">
      <style:text-properties fo:font-weight="bold" officeooo:rsid="000bac3b" officeooo:paragraph-rsid="000bac3b" style:font-weight-asian="bold" style:font-weight-complex="bold"/>
    </style:style>
    <style:style style:name="P14" style:family="paragraph" style:parent-style-name="Text_20_body">
      <style:paragraph-properties fo:line-height="150%"/>
      <style:text-properties fo:font-weight="bold" officeooo:rsid="000cb0b0" officeooo:paragraph-rsid="000cb0b0" style:font-weight-asian="bold" style:font-weight-complex="bold"/>
    </style:style>
    <style:style style:name="P15" style:family="paragraph" style:parent-style-name="Text_20_body" style:list-style-name="L3">
      <style:text-properties officeooo:paragraph-rsid="000aa406"/>
    </style:style>
    <style:style style:name="P16" style:family="paragraph" style:parent-style-name="Text_20_body" style:list-style-name="L3">
      <style:text-properties officeooo:paragraph-rsid="000cb0b0"/>
    </style:style>
    <style:style style:name="P17" style:family="paragraph" style:parent-style-name="Text_20_body" style:list-style-name="L3">
      <style:text-properties fo:font-weight="normal" officeooo:paragraph-rsid="000aa406" style:font-weight-asian="normal" style:font-weight-complex="normal"/>
    </style:style>
    <style:style style:name="P18" style:family="paragraph" style:parent-style-name="Text_20_body" style:list-style-name="L4">
      <style:paragraph-properties fo:line-height="150%"/>
      <style:text-properties fo:font-weight="normal" officeooo:paragraph-rsid="000bac3b" style:font-weight-asian="normal" style:font-weight-complex="normal"/>
    </style:style>
    <style:style style:name="P19" style:family="paragraph" style:parent-style-name="Text_20_body" style:list-style-name="L4">
      <style:paragraph-properties fo:line-height="150%"/>
      <style:text-properties officeooo:paragraph-rsid="000bac3b"/>
    </style:style>
    <style:style style:name="P20" style:family="paragraph" style:parent-style-name="Text_20_body" style:list-style-name="L4">
      <style:paragraph-properties fo:line-height="150%"/>
      <style:text-properties officeooo:paragraph-rsid="000cb0b0"/>
    </style:style>
    <style:style style:name="P21" style:family="paragraph" style:parent-style-name="Text_20_body">
      <style:paragraph-properties fo:line-height="150%"/>
      <style:text-properties officeooo:paragraph-rsid="000cb0b0"/>
    </style:style>
    <style:style style:name="T1" style:family="text">
      <style:text-properties officeooo:rsid="000aa4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a406" style:font-weight-asian="bold" style:font-weight-complex="bold"/>
    </style:style>
    <style:style style:name="T4" style:family="text">
      <style:text-properties fo:font-weight="bold" officeooo:rsid="000cb0b0" style:font-weight-asian="bold" style:font-weight-complex="bold"/>
    </style:style>
    <style:style style:name="T5" style:family="text">
      <style:text-properties fo:font-style="normal" style:text-underline-style="none" officeooo:rsid="000aa406" style:font-style-asian="normal" style:font-style-complex="normal"/>
    </style:style>
    <style:style style:name="T6" style:family="text">
      <style:text-properties fo:font-weight="normal" officeooo:rsid="000aa406" style:font-weight-asian="normal" style:font-weight-complex="normal"/>
    </style:style>
    <style:style style:name="T7" style:family="text">
      <style:text-properties officeooo:rsid="000bac3b"/>
    </style:style>
    <style:style style:name="T8" style:family="text">
      <style:text-properties officeooo:rsid="000cb0b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e de Login <text:span text:style-name="T1">de Organizador</text:span></text:p>
      <text:p text:style-name="Text_20_body"/>
      <text:list text:style-name="L1">
        <text:list-item>
          <text:p text:style-name="P5">Após o sistema instalado corretamente (os códigos estejam dentro do DOCUMENT_ROOT) e o banco de dados instalado na máquina local, faça:</text:p>
        </text:list-item>
        <text:list-item>
          <text:p text:style-name="P5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</text:list-item>
        <text:list-item>
          <text:p text:style-name="P5">Clique no botão “Organizador”</text:p>
        </text:list-item>
      </text:list>
      <text:p text:style-name="P1"/>
      <text:p text:style-name="P2">Caso 1</text:p>
      <text:list text:style-name="L2">
        <text:list-item>
          <text:p text:style-name="P9"><text:span text:style-name="T1">Digite no campo E-mail, o valor: </text:span><text:a xlink:type="simple" xlink:href="mailto:ronneesley@gmail.com" text:style-name="Internet_20_link" text:visited-style-name="Visited_20_Internet_20_Link"><text:span text:style-name="T1">ronneesley@gmail.com</text:span></text:a></text:p>
        </text:list-item>
        <text:list-item>
          <text:p text:style-name="P6">Digite no campo Senha, o valor: 123</text:p>
        </text:list-item>
        <text:list-item>
          <text:p text:style-name="P6">Acione o botão “ENTRAR”</text:p>
        </text:list-item>
        <text:list-item>
          <text:p text:style-name="P9"><text:span text:style-name="T4">APROVADO</text:span><text:span text:style-name="T1">: O sistema apresentará o </text:span><text:span text:style-name="T5">painel</text:span><text:span text:style-name="T1"> da parte administrativa do organizador</text:span></text:p>
        </text:list-item>
        <text:list-item>
          <text:p text:style-name="P6">Caso contrário, <text:span text:style-name="T4">REPROVADO</text:span></text:p>
        </text:list-item>
      </text:list>
      <text:p text:style-name="P1"><text:span text:style-name="T2"/></text:p>
      <text:p text:style-name="P2">Caso 2</text:p>
      <text:list text:style-name="L3">
        <text:list-item>
          <text:p text:style-name="P15"><text:span text:style-name="T1">Digite no campo E-mail, o valor: </text:span><text:a xlink:type="simple" xlink:href="mailto:ronneesley@gmail.com" text:style-name="Internet_20_link" text:visited-style-name="Visited_20_Internet_20_Link"><text:span text:style-name="T1">ronneesley@gmail.com</text:span></text:a></text:p>
        </text:list-item>
        <text:list-item>
          <text:p text:style-name="P7">Digite no campo Senha, o valor: 12345</text:p>
        </text:list-item>
        <text:list-item>
          <text:p text:style-name="P17">Acione o botão “ENTRAR”</text:p>
        </text:list-item>
        <text:list-item>
          <text:p text:style-name="P16"><text:span text:style-name="T4">APROVADO</text:span><text:span text:style-name="T6">: O sistema exibirá a mensagem “</text:span><text:span text:style-name="T2">Usuário ou senha inválidos</text:span>”</text:p>
        </text:list-item>
        <text:list-item>
          <text:p text:style-name="P8">Caso contrário, <text:span text:style-name="T4">REPROVADO</text:span></text:p>
        </text:list-item>
      </text:list>
      <text:p text:style-name="P1"><text:span text:style-name="T2"/></text:p>
      <text:p text:style-name="P13">Caso 3</text:p>
      <text:list text:style-name="L4">
        <text:list-item>
          <text:p text:style-name="P3"><text:span text:style-name="T1">Digite no campo E-mail, o valor: </text:span><text:a xlink:type="simple" xlink:href="mailto:otavio@gmail.com" text:style-name="Internet_20_link" text:visited-style-name="Visited_20_Internet_20_Link">otavio@gmail.com</text:a></text:p>
        </text:list-item>
        <text:list-item>
          <text:p text:style-name="P19"><text:span text:style-name="T1">Digite no campo Senha, o valor: 123</text:span><text:span text:style-name="T7">32</text:span></text:p>
        </text:list-item>
        <text:list-item>
          <text:p text:style-name="P18">Acione o botão “ENTRAR”</text:p>
        </text:list-item>
        <text:list-item>
          <text:p text:style-name="P20"><text:span text:style-name="T4">APROVADO</text:span><text:span text:style-name="T1">: O sistema apresentará o </text:span><text:span text:style-name="T5">painel</text:span><text:span text:style-name="T1"> da parte administrativa do organizador</text:span></text:p>
        </text:list-item>
        <text:list-item>
          <text:p text:style-name="P11">Caso contrário, <text:span text:style-name="T8">REPROVADO</text:span></text:p>
        </text:list-item>
      </text:list>
      <text:p text:style-name="P12"/>
      <text:h text:style-name="Heading_20_1" text:outline-level="1"><text:soft-page-break/>Resultado</text:h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aso 1</text:p>
          </table:table-cell>
          <table:table-cell table:style-name="Tabela1.B1" office:value-type="string">
            <text:p text:style-name="P21"><text:span text:style-name="T4">APROVADO</text:span></text:p>
          </table:table-cell>
        </table:table-row>
        <table:table-row>
          <table:table-cell table:style-name="Tabela1.A2" office:value-type="string">
            <text:p text:style-name="P4">Caso 2</text:p>
          </table:table-cell>
          <table:table-cell table:style-name="Tabela1.B2" office:value-type="string">
            <text:p text:style-name="P21"><text:span text:style-name="T4">APROVADO</text:span></text:p>
          </table:table-cell>
        </table:table-row>
        <table:table-row>
          <table:table-cell table:style-name="Tabela1.A2" office:value-type="string">
            <text:p text:style-name="P4">Caso 3</text:p>
          </table:table-cell>
          <table:table-cell table:style-name="Tabela1.B2" office:value-type="string">
            <text:p text:style-name="P21"><text:span text:style-name="T4">APROVADO</text:span>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9:38:47.378000000</meta:creation-date>
    <dc:date>2024-08-29T19:50:18.953000000</dc:date>
    <meta:editing-duration>PT9M48S</meta:editing-duration>
    <meta:editing-cycles>3</meta:editing-cycles>
    <meta:generator>LibreOffice/7.6.2.1$Windows_X86_64 LibreOffice_project/56f7684011345957bbf33a7ee678afaf4d2ba333</meta:generator>
    <meta:document-statistic meta:table-count="1" meta:image-count="0" meta:object-count="0" meta:page-count="2" meta:paragraph-count="29" meta:word-count="166" meta:character-count="1018" meta:non-whitespace-character-count="899"/>
  </office:meta>
</office:document-meta>
</file>